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style style:name="P2" style:family="paragraph" style:parent-style-name="Standard">
      <style:text-properties fo:font-size="13pt" fo:font-weight="bold" style:font-size-asian="13pt" style:font-weight-asian="bold" style:font-size-complex="13pt" style:font-weight-complex="bold"/>
    </style:style>
    <style:style style:name="P3" style:family="paragraph" style:parent-style-name="Standard">
      <style:text-properties fo:font-size="14pt" fo:font-weight="bold" style:font-size-asian="14pt" style:font-weight-asian="bold" style:font-size-complex="14pt" style:font-weight-complex="bold"/>
    </style:style>
    <text:list-style style:name="L1">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ummary Document</text:p>
      <text:p text:style-name="P3"/>
      <text:p text:style-name="P3">Teamwork:</text:p>
      <text:p text:style-name="Standard"/>
      <text:p text:style-name="P3">1: Contribution to code base:</text:p>
      <text:p text:style-name="Standard"/>
      <text:p text:style-name="Standard">BookingCTL partial implementation: <text:a xlink:type="simple" xlink:href="https://github.com/fguckian-11630129/ToyHotel/blob/fintan/src/hotel/booking/BookingCTL.java" text:style-name="Internet_20_link" text:visited-style-name="Visited_20_Internet_20_Link">https://github.com/fguckian-11630129/ToyHotel/blob/fintan/src/hotel/booking/BookingCTL.java</text:a></text:p>
      <text:p text:style-name="Standard"/>
      <text:p text:style-name="Standard">BookingCTLHelper: <text:a xlink:type="simple" xlink:href="https://github.com/fguckian-11630129/ToyHotel/blob/fintan/src/hotel/booking/BookingCTLHelper.java" text:style-name="Internet_20_link" text:visited-style-name="Visited_20_Internet_20_Link">https://github.com/fguckian-11630129/ToyHotel/blob/fintan/src/hotel/booking/BookingCTLHelper.java</text:a></text:p>
      <text:p text:style-name="Standard"/>
      <text:p text:style-name="Standard">Hotel partial implementation: <text:a xlink:type="simple" xlink:href="https://github.com/fguckian-11630129/ToyHotel/blob/fintan/src/hotel/entities/Hotel.java" text:style-name="Internet_20_link" text:visited-style-name="Visited_20_Internet_20_Link">https://github.com/fguckian-11630129/ToyHotel/blob/fintan/src/hotel/entities/Hotel.java</text:a></text:p>
      <text:p text:style-name="Standard"/>
      <text:p text:style-name="Standard"/>
      <text:p text:style-name="Standard"/>
      <text:p text:style-name="Standard">Test hotel unit test: <text:a xlink:type="simple" xlink:href="https://github.com/fguckian-11630129/ToyHotel/blob/fintan/test/hotel/entities/TestHotel.java" text:style-name="Internet_20_link" text:visited-style-name="Visited_20_Internet_20_Link">https://github.com/fguckian-11630129/ToyHotel/blob/fintan/test/hotel/entities/TestHotel.java</text:a></text:p>
      <text:p text:style-name="Standard"/>
      <text:p text:style-name="Standard">Hotel-Room integration: <text:a xlink:type="simple" xlink:href="https://github.com/fguckian-11630129/ToyHotel/blob/fintan/test/hotel/entities/TestHotelRoomIntegration.java" text:style-name="Internet_20_link" text:visited-style-name="Visited_20_Internet_20_Link">https://github.com/fguckian-11630129/ToyHotel/blob/fintan/test/hotel/entities/TestHotelRoomIntegration.java</text:a> </text:p>
      <text:p text:style-name="Standard"/>
      <text:p text:style-name="Standard">Hotel-Booking integration: <text:a xlink:type="simple" xlink:href="https://github.com/fguckian-11630129/ToyHotel/blob/fintan/test/hotel/entities/TestHotelBookingIntegration.java" text:style-name="Internet_20_link" text:visited-style-name="Visited_20_Internet_20_Link">https://github.com/fguckian-11630129/ToyHotel/blob/fintan/test/hotel/entities/TestHotelBookingIntegration.java</text:a></text:p>
      <text:p text:style-name="Standard"/>
      <text:p text:style-name="Standard">Hotel full integration: <text:a xlink:type="simple" xlink:href="https://github.com/fguckian-11630129/ToyHotel/blob/fintan/test/hotel/entities/TestHotelFullIntegration.java" text:style-name="Internet_20_link" text:visited-style-name="Visited_20_Internet_20_Link">https://github.com/fguckian-11630129/ToyHotel/blob/fintan/test/hotel/entities/TestHotelFullIntegration.java</text:a></text:p>
      <text:p text:style-name="Standard"/>
      <text:p text:style-name="Standard"/>
      <text:p text:style-name="Standard"/>
      <text:p text:style-name="Standard">BookingCTL unit test: <text:a xlink:type="simple" xlink:href="https://github.com/fguckian-11630129/ToyHotel/blob/fintan/test/hotel/booking/TestBookingControl.java" text:style-name="Internet_20_link" text:visited-style-name="Visited_20_Internet_20_Link">https://github.com/fguckian-11630129/ToyHotel/blob/fintan/test/hotel/booking/TestBookingControl.java</text:a></text:p>
      <text:p text:style-name="Standard"/>
      <text:p text:style-name="Standard">BookingCTL-Hotel integration: <text:a xlink:type="simple" xlink:href="https://github.com/fguckian-11630129/ToyHotel/blob/fintan/test/hotel/booking/TestBookingCTLHotelIntegration.java" text:style-name="Internet_20_link" text:visited-style-name="Visited_20_Internet_20_Link">https://github.com/fguckian-11630129/ToyHotel/blob/fintan/test/hotel/booking/TestBookingCTLHotelIntegration.java</text:a></text:p>
      <text:p text:style-name="Standard"/>
      <text:p text:style-name="Standard">BookingCTL scenario test: <text:a xlink:type="simple" xlink:href="https://github.com/fguckian-11630129/ToyHotel/blob/fintan/test/hotel/booking/TestBookingCTLScenario.java" text:style-name="Internet_20_link" text:visited-style-name="Visited_20_Internet_20_Link">https://github.com/fguckian-11630129/ToyHotel/blob/fintan/test/hotel/booking/TestBookingCTLScenario.java</text:a></text:p>
      <text:p text:style-name="Standard"/>
      <text:p text:style-name="Standard"/>
      <text:p text:style-name="P2">2. Link to team wiki – code repository called 'Toy Hotel'</text:p>
      <text:p text:style-name="Standard"/>
      <text:p text:style-name="Standard">Team wiki link: <text:a xlink:type="simple" xlink:href="https://interact2.csu.edu.au/webapps/Bb-wiki-BBLEARN/wikiView?course_id=_32576_1&amp;group_id=_39734_1" text:style-name="Internet_20_link" text:visited-style-name="Visited_20_Internet_20_Link">https://interact2.csu.edu.au/webapps/Bb-wiki-BBLEARN/wikiView?course_id=_32576_1&amp;group_id=_39734_1</text:a></text:p>
      <text:p text:style-name="Standard"/>
      <text:p text:style-name="Standard">Link to repo on wiki: <text:a xlink:type="simple" xlink:href="https://interact2.csu.edu.au/webapps/Bb-wiki-BBLEARN/wikiView?course_id=_32576_1&amp;wiki_id=_21413_1&amp;page_guid=a40ceb3f4283485280c56ca26e4751f0" text:style-name="Internet_20_link" text:visited-style-name="Visited_20_Internet_20_Link">https://interact2.csu.edu.au/webapps/Bb-wiki-BBLEARN/wikiView?course_id=_32576_1&amp;wiki_id=_21413_1&amp;page_guid=a40ceb3f4283485280c56ca26e4751f0</text:a></text:p>
      <text:p text:style-name="Standard"/>
      <text:p text:style-name="Standard"/>
      <text:p text:style-name="Standard"/>
      <text:p text:style-name="Standard"/>
      <text:p text:style-name="P3"><text:soft-page-break/>3. Complete iteration plans</text:p>
      <text:p text:style-name="Standard"/>
      <text:p text:style-name="Standard">Iteration 1 complete: <text:a xlink:type="simple" xlink:href="https://interact2.csu.edu.au/webapps/Bb-wiki-BBLEARN/wikiView?course_id=_32576_1&amp;wiki_id=_21413_1&amp;page_guid=f875bd9141574cc793f6d4e4fc33115c" text:style-name="Internet_20_link" text:visited-style-name="Visited_20_Internet_20_Link">https://interact2.csu.edu.au/webapps/Bb-wiki-BBLEARN/wikiView?course_id=_32576_1&amp;wiki_id=_21413_1&amp;page_guid=f875bd9141574cc793f6d4e4fc33115c</text:a></text:p>
      <text:p text:style-name="Standard"/>
      <text:p text:style-name="Standard">Iteration 2 complete: <text:a xlink:type="simple" xlink:href="https://interact2.csu.edu.au/webapps/Bb-wiki-BBLEARN/wikiView?course_id=_32576_1&amp;wiki_id=_21413_1&amp;page_guid=751c51d26f2447e8b6a918a155ada289" text:style-name="Internet_20_link" text:visited-style-name="Visited_20_Internet_20_Link">https://interact2.csu.edu.au/webapps/Bb-wiki-BBLEARN/wikiView?course_id=_32576_1&amp;wiki_id=_21413_1&amp;page_guid=751c51d26f2447e8b6a918a155ada289</text:a></text:p>
      <text:p text:style-name="Standard"/>
      <text:p text:style-name="Standard">Iteration 3 complete: <text:a xlink:type="simple" xlink:href="https://interact2.csu.edu.au/webapps/Bb-wiki-BBLEARN/wikiView?course_id=_32576_1&amp;wiki_id=_21413_1&amp;page_guid=3aa592793fcd4aea96726956e86d5dd9" text:style-name="Internet_20_link" text:visited-style-name="Visited_20_Internet_20_Link">https://interact2.csu.edu.au/webapps/Bb-wiki-BBLEARN/wikiView?course_id=_32576_1&amp;wiki_id=_21413_1&amp;page_guid=3aa592793fcd4aea96726956e86d5dd9</text:a></text:p>
      <text:list xml:id="list5575100724271514685" text:style-name="L1">
        <text:list-header>
          <text:p text:style-name="P1"/>
        </text:list-header>
      </text:list>
      <text:p text:style-name="Standard"/>
      <text:p text:style-name="P3">4. Team meeting minutes</text:p>
      <text:list xml:id="list33438785" text:continue-numbering="true" text:style-name="L1">
        <text:list-header>
          <text:p text:style-name="P1"/>
        </text:list-header>
      </text:list>
      <text:p text:style-name="Standard">Meeting 1: <text:a xlink:type="simple" xlink:href="https://interact2.csu.edu.au/webapps/Bb-wiki-BBLEARN/wikiView?course_id=_32576_1&amp;wiki_id=_21413_1&amp;page_guid=916179f8a45b468dbd9831058b5b3363" text:style-name="Internet_20_link" text:visited-style-name="Visited_20_Internet_20_Link">https://interact2.csu.edu.au/webapps/Bb-wiki-BBLEARN/wikiView?course_id=_32576_1&amp;wiki_id=_21413_1&amp;page_guid=916179f8a45b468dbd9831058b5b3363</text:a></text:p>
      <text:p text:style-name="Standard"/>
      <text:p text:style-name="Standard">Meeting 2: <text:a xlink:type="simple" xlink:href="https://interact2.csu.edu.au/webapps/Bb-wiki-BBLEARN/wikiView?course_id=_32576_1&amp;wiki_id=_21413_1&amp;page_guid=fd22dcbf0c2b4f73b636fb0f45916ec5" text:style-name="Internet_20_link" text:visited-style-name="Visited_20_Internet_20_Link">https://interact2.csu.edu.au/webapps/Bb-wiki-BBLEARN/wikiView?course_id=_32576_1&amp;wiki_id=_21413_1&amp;page_guid=fd22dcbf0c2b4f73b636fb0f45916ec5</text:a></text:p>
      <text:p text:style-name="Standard"/>
      <text:p text:style-name="Standard">Meeting 3: <text:a xlink:type="simple" xlink:href="https://interact2.csu.edu.au/webapps/Bb-wiki-BBLEARN/wikiView?course_id=_32576_1&amp;wiki_id=_21413_1&amp;page_guid=1dd8b6d541964b19aa261cb4595b0c17" text:style-name="Internet_20_link" text:visited-style-name="Visited_20_Internet_20_Link">https://interact2.csu.edu.au/webapps/Bb-wiki-BBLEARN/wikiView?course_id=_32576_1&amp;wiki_id=_21413_1&amp;page_guid=1dd8b6d541964b19aa261cb4595b0c17</text:a></text:p>
      <text:p text:style-name="Standard"/>
      <text:p text:style-name="Standard">Meeting 4: <text:a xlink:type="simple" xlink:href="https://interact2.csu.edu.au/webapps/Bb-wiki-BBLEARN/wikiView?course_id=_32576_1&amp;wiki_id=_21413_1&amp;page_guid=4703885ea5144e739c17498d39d25a8c" text:style-name="Internet_20_link" text:visited-style-name="Visited_20_Internet_20_Link">https://interact2.csu.edu.au/webapps/Bb-wiki-BBLEARN/wikiView?course_id=_32576_1&amp;wiki_id=_21413_1&amp;page_guid=4703885ea5144e739c17498d39d25a8c</text:a></text:p>
      <text:p text:style-name="Standard"/>
      <text:p text:style-name="Standard"/>
      <text:p text:style-name="P3">Version control:</text:p>
      <text:p text:style-name="Standard"/>
      <text:p text:style-name="Standard">1. Link to version control repository</text:p>
      <text:p text:style-name="Standard"/>
      <text:p text:style-name="Standard"><text:a xlink:type="simple" xlink:href="https://github.com/fguckian-11630129/ToyHotel" text:style-name="Internet_20_link" text:visited-style-name="Visited_20_Internet_20_Link">https://github.com/fguckian-11630129/ToyHotel</text:a></text:p>
      <text:p text:style-name="Standard"/>
      <text:p text:style-name="Standard">2. Log of commits to version control:</text:p>
      <text:p text:style-name="Standard"/>
      <text:p text:style-name="Standard"><text:a xlink:type="simple" xlink:href="https://github.com/fguckian-11630129/ToyHotel/commits/fintan" text:style-name="Internet_20_link" text:visited-style-name="Visited_20_Internet_20_Link">https://github.com/fguckian-11630129/ToyHotel/commits/fintan</text:a></text:p>
      <text:p text:style-name="Standard"/>
      <text:p text:style-name="Standard">3. Pull requests</text:p>
      <text:p text:style-name="Standard"/>
      <text:p text:style-name="Standard"><text:a xlink:type="simple" xlink:href="https://github.com/fguckian-11630129/ToyHotel/pulls?q=is%3Apr+is%3Aclosed" text:style-name="Internet_20_link" text:visited-style-name="Visited_20_Internet_20_Link">https://github.com/fguckian-11630129/ToyHotel/pulls?q=is%3Apr+is%3Aclosed</text:a></text:p>
      <text:p text:style-name="Standard"/>
      <text:p text:style-name="Standard"/>
      <text:p text:style-name="Standard">Dynamic Testing Practice:</text:p>
      <text:p text:style-name="Standard"/>
      <text:p text:style-name="Standard">Unit tests:</text:p>
      <text:p text:style-name="Standard"/>
      <text:p text:style-name="Standard">Test hotel unit test: <text:a xlink:type="simple" xlink:href="https://github.com/fguckian-11630129/ToyHotel/blob/fintan/test/hotel/entities/TestHotel.java" text:style-name="Internet_20_link" text:visited-style-name="Visited_20_Internet_20_Link">https://github.com/fguckian-11630129/ToyHotel/blob/fintan/test/hotel/entities/TestHotel.java</text:a></text:p>
      <text:p text:style-name="Standard"/>
      <text:p text:style-name="Standard">BookingCTL unit test: <text:a xlink:type="simple" xlink:href="https://github.com/fguckian-11630129/ToyHotel/blob/fintan/test/hotel/booking/TestBookingControl.java" text:style-name="Internet_20_link" text:visited-style-name="Visited_20_Internet_20_Link">https://github.com/fguckian-11630129/ToyHotel/blob/fintan/test/hotel/booking/TestBookingControl.java</text:a></text:p>
      <text:p text:style-name="Standard"/>
      <text:p text:style-name="Standard"><text:soft-page-break/></text:p>
      <text:p text:style-name="P3">Integration tests:</text:p>
      <text:p text:style-name="Standard"/>
      <text:p text:style-name="Standard">Hotel-Room integration: <text:a xlink:type="simple" xlink:href="https://github.com/fguckian-11630129/ToyHotel/blob/fintan/test/hotel/entities/TestHotelRoomIntegration.java" text:style-name="Internet_20_link" text:visited-style-name="Visited_20_Internet_20_Link">https://github.com/fguckian-11630129/ToyHotel/blob/fintan/test/hotel/entities/TestHotelRoomIntegration.java</text:a> </text:p>
      <text:p text:style-name="Standard"/>
      <text:p text:style-name="Standard">Hotel-Booking integration: <text:a xlink:type="simple" xlink:href="https://github.com/fguckian-11630129/ToyHotel/blob/fintan/test/hotel/entities/TestHotelBookingIntegration.java" text:style-name="Internet_20_link" text:visited-style-name="Visited_20_Internet_20_Link">https://github.com/fguckian-11630129/ToyHotel/blob/fintan/test/hotel/entities/TestHotelBookingIntegration.java</text:a></text:p>
      <text:p text:style-name="Standard"/>
      <text:p text:style-name="Standard">Hotel full integration: <text:a xlink:type="simple" xlink:href="https://github.com/fguckian-11630129/ToyHotel/blob/fintan/test/hotel/entities/TestHotelFullIntegration.java" text:style-name="Internet_20_link" text:visited-style-name="Visited_20_Internet_20_Link">https://github.com/fguckian-11630129/ToyHotel/blob/fintan/test/hotel/entities/TestHotelFullIntegration.java</text:a></text:p>
      <text:p text:style-name="Standard"/>
      <text:p text:style-name="Standard">BookingCTL-Hotel integration: <text:a xlink:type="simple" xlink:href="https://github.com/fguckian-11630129/ToyHotel/blob/fintan/test/hotel/booking/TestBookingCTLHotelIntegration.java" text:style-name="Internet_20_link" text:visited-style-name="Visited_20_Internet_20_Link">https://github.com/fguckian-11630129/ToyHotel/blob/fintan/test/hotel/booking/TestBookingCTLHotelIntegration.java</text:a></text:p>
      <text:p text:style-name="Standard"/>
      <text:p text:style-name="Standard">BookingCTL scenario test: <text:a xlink:type="simple" xlink:href="https://github.com/fguckian-11630129/ToyHotel/blob/fintan/test/hotel/booking/TestBookingCTLScenario.java" text:style-name="Internet_20_link" text:visited-style-name="Visited_20_Internet_20_Link">https://github.com/fguckian-11630129/ToyHotel/blob/fintan/test/hotel/booking/TestBookingCTLScenario.java</text:a></text:p>
      <text:p text:style-name="Standard"/>
      <text:p text:style-name="Standard"/>
      <text:p text:style-name="Standard"/>
      <text:p text:style-name="P3">UAT tests:</text:p>
      <text:p text:style-name="Standard"/>
      <text:p text:style-name="Standard"><text:a xlink:type="simple" xlink:href="https://github.com/fguckian-11630129/ToyHotel/blob/fintan/UATFintan.odt" text:style-name="Internet_20_link" text:visited-style-name="Visited_20_Internet_20_Link">https://github.com/fguckian-11630129/ToyHotel/blob/fintan/UATFintan.odt</text:a></text:p>
      <text:p text:style-name="Standard"/>
      <text:p text:style-name="Standard"/>
      <text:p text:style-name="Standard"/>
      <text:p text:style-name="Standard"/>
      <text:p text:style-name="P3">Reflective Practice</text:p>
      <text:p text:style-name="Standard"/>
      <text:p text:style-name="Standard">1.</text:p>
      <text:p text:style-name="Standard"/>
      <text:p text:style-name="Standard">Our team was successful in implementing two entity and two control classes and then writing unit, integration, scenario and user acceptance tests to test the methods we added and to test the proper functioning of the system.</text:p>
      <text:p text:style-name="Standard"><text:tab/>Kalyan and myself both took on an entity class and a control class and completed the stubs. Kalyan did the room entity and the checkout control class, I took the hotel entity and the booking control class. I completed my implementations about a week before Kalyan but was not held up because writing unit tests only relied on my own classes being implemented. <text:s/>By the time I was ready to start writing integration tests Kalyan had completed his classes and Dr Tulip had posted the full implementation, so I was never held up in getting on with my work (and neither was Kalyan). </text:p>
      <text:p text:style-name="Standard"><text:tab/>Lack of time was an issue for us and the weeks extension for the assignment was a welcome relief. Since the most difficult part of this assignment was getting ones head around the concepts of mocks and integration testing I think that without the extension I would have had to rush to put together something acceptable rather than really coming to terms why we do all these types of testing. The extra time meant I didn't mind fooling about a bit with my tests, experimenting to see what worked and what didn't and why it didn't work and how to fix it. In my opinion this is the most effective way to learn programming and I feel quite confident that I could write unit tests and integration tests down the line when I need to.</text:p>
      <text:p text:style-name="Standard"/>
      <text:p text:style-name="Standard">2.</text:p>
      <text:p text:style-name="Standard"/>
      <text:p text:style-name="Standard">I think the nature of this assignment helped ensure an even distribution of the workload. Each team <text:soft-page-break/>member was responsible for implementing and testing one entity class and one control class and would be accountable only for their own work when it came down to marking. The only part of the assignment that required the team to distribute work was in writing the minutes and iteration plans. This work was always distributed fairly, with each of us taking turns to either fill in the iteration plane for the week to come or write up the minutes of the team meeting. Completing the iteration plan was also a collaboration with both of us contributing to the reflective section and adding our own commits as proof of work finished.</text:p>
      <text:p text:style-name="Standard"/>
      <text:p text:style-name="Standard">3.</text:p>
      <text:p text:style-name="Standard"/>
      <text:p text:style-name="Standard">Our team continued to follow the best practice version control that we learned in the last assignment. I was always careful to pull from remote master to local master, merge with local Fintan, <text:s/>correct any conflicts, commit, push to remote Fintan and issue a pull request. I'm assume Kalyan also followed this practice as we never had any problems relating to mismatch code bases.</text:p>
      <text:p text:style-name="Standard"><text:tab/>I personally had a little trouble with my initial IDE set-up but was able to cure it by setting it up again carefully with the aid of the how to. Its very important to set these things up right because if something is incorrect it can lead to a frustratingly unproductive period of time. <text:s/><text:tab/></text:p>
      <text:p text:style-name="Standard"><text:tab/></text:p>
      <text:p text:style-name="Standard"/>
      <text:p text:style-name="Standard">4.</text:p>
      <text:p text:style-name="Standard"/>
      <text:p text:style-name="Standard">I think the most difficult part of this assignment was understanding how to set up mocks and run unit tests with them. It takes time to get your mind around what a mock is, how its used and why its useful. I found the how to's very useful and kept referring back to them when I would get stuck. I also found it helpful to visualise. With mocks I imagined all the classes contained only stub methods, and that I was passing arguments and passing myself the returns. The concept of argument captors also required a bit of hard thinking and again visualising that my mock UI would be fed arguments from somewhere in the program and that I had placed little objects to catch each argument as it came in, helped clear my thinking. <text:s text:c="2"/>With work I became comfortable with mocks and was able to write most of my unit tests quite quickly once I knew exactly what was going on.</text:p>
      <text:p text:style-name="Standard"><text:tab/>One problem I encountered with integration tests working out which methods I should be testing. A good example of this is the unit-unit integration of <text:s/>Hotel and Room. There are many methods in Hotel (my class) that use a variable related to room (like roomId) but do not work with a room object. This cause several false starts when I started writing integration tests for methods that didn't even use a real Room object. Since it is pointless to have an integration test that only involves one real class, I had to scrap that bit of code or try to reuse it as a unit test.</text:p>
      <text:p text:style-name="Standard"><text:tab/>Another problem I encountered in writing integration tests was coming to understand that sometimes pure unit-unit tests are not possible. For instance, when integrating Hotel and Booking I am required to have a real Room as the booking constructor calls the methods of a room object in order to set some of its instance variables. It took a bit of messing around before I came accept that there was no was around it, I would need a real room. Ideally we would like to be able to integrate individual units (Hotel and Booking) without having to use a possibly unreliable or incomplete axillary unit (Room) to run the tests. I learned that sometimes this isn't possible.</text:p>
      <text:p text:style-name="Standard"><text:tab/>Selecting which scripts to run in my alpha UAT's was probably the only concern with that section. Aside from the happy day scenario there are many possible test streams that one could follow and trying to select the most important requires a bit of thought. In the end I decided to test features like weather the system remembers a returning guest, cancellation at the point of credit information input and mismatching room type with occupant number. I chose these test scripts because I imagine they test functional requirements (that the system should remember a registered guest by phone number, that a booking can be cancelled if credit details are not correct and that if a guest tries to book a room that does not support the number of occupants, the system will ask them to chance their room choice) and would be good scripts to show a stake holder in a demonstr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a s</meta:initial-creator>
    <meta:creation-date>2018-10-01T11:10:24.51</meta:creation-date>
    <dc:date>2018-10-01T13:23:03.11</dc:date>
    <dc:creator>sa s</dc:creator>
    <meta:editing-duration>PT1H57M23S</meta:editing-duration>
    <meta:editing-cycles>9</meta:editing-cycles>
    <meta:generator>OpenOffice/4.1.1$Win32 OpenOffice.org_project/411m6$Build-9775</meta:generator>
    <meta:document-statistic meta:table-count="0" meta:image-count="0" meta:object-count="0" meta:page-count="4" meta:paragraph-count="60" meta:word-count="1216" meta:character-count="10065"/>
  </office:meta>
</office:document-meta>
</file>